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c7c81" officeooo:paragraph-rsid="000c7c81"/>
    </style:style>
    <style:style style:name="P2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rsid="0005e348" officeooo:paragraph-rsid="0005e348"/>
    </style:style>
    <style:style style:name="P3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rsid="0007508f" officeooo:paragraph-rsid="0007508f"/>
    </style:style>
    <style:style style:name="P4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rsid="0007ffa9" officeooo:paragraph-rsid="0007ffa9"/>
    </style:style>
    <style:style style:name="P5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rsid="000892ed" officeooo:paragraph-rsid="000892ed"/>
    </style:style>
    <style:style style:name="P6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fo:font-weight="bold" officeooo:rsid="000892ed" officeooo:paragraph-rsid="000892ed" style:font-weight-asian="bold" style:font-weight-complex="bold"/>
    </style:style>
    <style:style style:name="P7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rsid="000999a1" officeooo:paragraph-rsid="000999a1"/>
    </style:style>
    <style:style style:name="P8" style:family="paragraph" style:parent-style-name="Standard" style:list-style-name="L1">
      <style:paragraph-properties fo:margin-left="0cm" fo:margin-right="0cm" fo:margin-top="0cm" fo:margin-bottom="0.109cm" loext:contextual-spacing="false" fo:text-align="justify" style:justify-single-word="false" fo:text-indent="0cm" style:auto-text-indent="false"/>
      <style:text-properties officeooo:paragraph-rsid="000999a1"/>
    </style:style>
    <style:style style:name="P9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109cm" loext:contextual-spacing="false" fo:text-align="justify" style:justify-single-word="false" fo:text-indent="0cm" style:auto-text-indent="false" style:page-number="auto" fo:background-color="transparent">
        <style:tab-stops>
          <style:tab-stop style:position="1.492cm"/>
        </style:tab-stops>
      </style:paragraph-properties>
      <style:text-properties officeooo:rsid="0007508f" officeooo:paragraph-rsid="0007508f"/>
    </style:style>
    <style:style style:name="P10" style:family="paragraph" style:parent-style-name="Standard" style:list-style-name="L1">
      <loext:graphic-properties draw:fill="none"/>
      <style:paragraph-properties fo:margin-left="2cm" fo:margin-right="0cm" fo:margin-top="0cm" fo:margin-bottom="0.109cm" loext:contextual-spacing="false" fo:text-align="justify" style:justify-single-word="false" fo:text-indent="0cm" style:auto-text-indent="false" fo:background-color="transparent">
        <style:tab-stops>
          <style:tab-stop style:position="1.492cm"/>
        </style:tab-stops>
      </style:paragraph-properties>
      <style:text-properties officeooo:rsid="0007508f" officeooo:paragraph-rsid="0007508f"/>
    </style:style>
    <style:style style:name="P11" style:family="paragraph" style:parent-style-name="Standard" style:list-style-name="L1">
      <loext:graphic-properties draw:fill="none"/>
      <style:paragraph-properties fo:margin-left="2cm" fo:margin-right="0cm" fo:margin-top="0cm" fo:margin-bottom="0.109cm" loext:contextual-spacing="false" fo:text-align="justify" style:justify-single-word="false" fo:text-indent="0cm" style:auto-text-indent="false" fo:background-color="transparent">
        <style:tab-stops>
          <style:tab-stop style:position="1.492cm"/>
        </style:tab-stops>
      </style:paragraph-properties>
      <style:text-properties officeooo:rsid="0007508f" officeooo:paragraph-rsid="0007ffa9"/>
    </style:style>
    <style:style style:name="P12" style:family="paragraph" style:parent-style-name="Standard" style:list-style-name="L1">
      <loext:graphic-properties draw:fill="none"/>
      <style:paragraph-properties fo:margin-left="2cm" fo:margin-right="0cm" fo:margin-top="0cm" fo:margin-bottom="0.109cm" loext:contextual-spacing="false" fo:text-align="justify" style:justify-single-word="false" fo:text-indent="0cm" style:auto-text-indent="false" fo:background-color="transparent"/>
      <style:text-properties officeooo:rsid="0007ffa9" officeooo:paragraph-rsid="0007ffa9"/>
    </style:style>
    <style:style style:name="P13" style:family="paragraph" style:parent-style-name="Standard" style:list-style-name="L1" style:master-page-name="">
      <loext:graphic-properties draw:fill="none"/>
      <style:paragraph-properties fo:margin-left="2cm" fo:margin-right="0cm" fo:margin-top="0cm" fo:margin-bottom="0.109cm" loext:contextual-spacing="false" fo:text-align="justify" style:justify-single-word="false" fo:text-indent="0cm" style:auto-text-indent="false" style:page-number="auto" fo:background-color="transparent"/>
      <style:text-properties officeooo:rsid="0007ffa9" officeooo:paragraph-rsid="0007ffa9"/>
    </style:style>
    <style:style style:name="T1" style:family="text">
      <style:text-properties officeooo:rsid="0007ffa9"/>
    </style:style>
    <style:style style:name="T2" style:family="text">
      <style:text-properties officeooo:rsid="000999a1"/>
    </style:style>
    <style:style style:name="T3" style:family="text">
      <style:text-properties officeooo:rsid="000ab0d6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7ffa9" style:font-weight-asian="bold" style:font-weight-complex="bold"/>
    </style:style>
    <style:style style:name="T6" style:family="text">
      <style:text-properties fo:font-weight="bold" officeooo:rsid="000ab0d6" style:font-weight-asian="bold" style:font-weight-complex="bold"/>
    </style:style>
    <style:style style:name="T7" style:family="text">
      <style:text-properties fo:font-weight="bold" officeooo:rsid="000999a1" style:font-weight-asian="bold" style:font-weight-complex="bold"/>
    </style:style>
    <style:style style:name="T8" style:family="text">
      <style:text-properties fo:font-weight="bold" officeooo:rsid="000c7c8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520402036" text:style-name="L1">
        <text:list-item>
          <text:p text:style-name="P2">Ve a la carpeta /<text:span text:style-name="T4">home</text:span>, usando <text:span text:style-name="T4">ruta relativa</text:span>.</text:p>
        </text:list-item>
        <text:list-item>
          <text:p text:style-name="P2">Crea una carpeta llamada <text:span text:style-name="T4">ejemplo_2</text:span> dentro de la carpeta <text:span text:style-name="T4">Documento</text:span>s de tu carpeta personal. <text:span text:style-name="T4">Usa ruta absoluta.</text:span></text:p>
        </text:list-item>
        <text:list-item>
          <text:p text:style-name="P3">Crea dentro un documento llamado <text:span text:style-name="T4">palabras.</text:span><text:span text:style-name="T5">txt</text:span> que contenga las siguientes líneas introducir mediante el comando <text:span text:style-name="T4">echo</text:span> y las <text:span text:style-name="T4">redirecciones</text:span>.</text:p>
          <text:list>
            <text:list-item>
              <text:list>
                <text:list-item>
                  <text:list>
                    <text:list-header>
                      <text:p text:style-name="P9">gato<text:tab/>libro<text:tab/><text:tab/>atunn<text:tab/>gotas<text:tab/>atas</text:p>
                      <text:p text:style-name="P10">pez<text:tab/>gaita<text:tab/><text:tab/>##%%<text:tab/>dado<text:tab/>oso</text:p>
                      <text:p text:style-name="P11">.exrc<text:tab/>expreso<text:tab/><text:span text:style-name="T1">atun<text:tab/>nada<text:tab/>loco</text:span></text:p>
                      <text:p text:style-name="P11"><text:span text:style-name="T1">Gato<text:tab/>tierra<text:tab/><text:tab/>Gata<text:tab/>nada<text:tab/>raton</text:span></text:p>
                      <text:p text:style-name="P11"><text:span text:style-name="T1">gata<text:tab/>canica<text:tab/>atunnn<text:tab/>fuente<text:tab/>gatos</text:span></text:p>
                      <text:p text:style-name="P11"><text:span text:style-name="T1">fin</text:span><text:tab/>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4">Crea dentro de <text:span text:style-name="T4">ejemplo_2</text:span> otro directorio llamado <text:span text:style-name="T4">copia</text:span> y dentro de este otro llamado <text:span text:style-name="T4">mio</text:span>. Usa solo r<text:span text:style-name="T4">utas relativas</text:span> y <text:span text:style-name="T4">un solo comando</text:span>. (Sigues en /home).</text:p>
        </text:list-item>
        <text:list-item>
          <text:p text:style-name="P4">Copia <text:s/><text:span text:style-name="T4">palabras.txt</text:span> a copia. </text:p>
        </text:list-item>
        <text:list-item>
          <text:p text:style-name="P4">Copia <text:span text:style-name="T4">palabras.txt </text:span>a <text:span text:style-name="T4">mio</text:span> pero ahora con el nombre<text:span text:style-name="T4"> mio.txt. (Un solo comando).</text:span></text:p>
        </text:list-item>
        <text:list-item>
          <text:p text:style-name="P4">Ejecuta (cambia ricardo por tu usuario) estos dos comandos y dí cuáles son sus <text:span text:style-name="T3">diferencias.</text:span></text:p>
          <text:list>
            <text:list-header>
              <text:p text:style-name="P13">ls -l ricardo/Documentos/ejemplo_2/*</text:p>
              <text:p text:style-name="P12">ls -dl ricardo/Documentos/ejemplo_2/*</text:p>
            </text:list-header>
          </text:list>
        </text:list-item>
        <text:list-item>
          <text:p text:style-name="P5">Copia la carpeta <text:span text:style-name="T4">ejemplo_2</text:span> y todo su contenido dentro de <text:span text:style-name="T4">/tmp</text:span>. Ejecuta el comando en el modo <text:span text:style-name="T4">verboso</text:span> y guarda el resultado de la ejecución en un fichero llamado el <text:span text:style-name="T4">resultado.txt</text:span> dentro de <text:span text:style-name="T4">/tmp.</text:span></text:p>
        </text:list-item>
        <text:list-item>
          <text:p text:style-name="P5"><text:s/>Crea una copia de <text:span text:style-name="T4">palabras.txt</text:span> en el mismo directorio con el nombre <text:span text:style-name="T4">p.txt.</text:span></text:p>
        </text:list-item>
        <text:list-item>
          <text:p text:style-name="P5"><text:span text:style-name="T4">Cambia el contenido </text:span>del fichero <text:span text:style-name="T4">p.txt</text:span> para que este todo en <text:span text:style-name="T6">mayúsculas</text:span><text:span text:style-name="T3">.</text:span></text:p>
        </text:list-item>
        <text:list-item>
          <text:p text:style-name="P5"><text:span text:style-name="T4">Intercambia </text:span>en <text:span text:style-name="T4">p.tx</text:span> la <text:span text:style-name="T4">L por 1, la S por 2 y <text:s/>la A por 4.</text:span></text:p>
        </text:list-item>
        <text:list-item>
          <text:p text:style-name="P5"><text:span text:style-name="T4">Cambia</text:span> las<text:span text:style-name="T4"> vocales por X</text:span>.</text:p>
        </text:list-item>
        <text:list-item>
          <text:p text:style-name="P5"><text:span text:style-name="T4">Elimina</text:span> los las <text:span text:style-name="T4">d</text:span> del fichero<text:span text:style-name="T4"> p.txt</text:span>.</text:p>
        </text:list-item>
        <text:list-item>
          <text:p text:style-name="P5">Crea una <text:span text:style-name="T4">copia</text:span> de <text:span text:style-name="T4">p.txt</text:span> con el nombre <text:span text:style-name="T4">p1.txt</text:span>.</text:p>
        </text:list-item>
        <text:list-item>
          <text:p text:style-name="P6">Borra p.txt.</text:p>
        </text:list-item>
        <text:list-item>
          <text:p text:style-name="P5"><text:span text:style-name="T4">Ordena</text:span> las <text:span text:style-name="T4">líneas</text:span> del fichero <text:span text:style-name="T4">palabras.txt.</text:span></text:p>
        </text:list-item>
        <text:list-item>
          <text:p text:style-name="P5"><text:span text:style-name="T4">Ordena</text:span> las <text:span text:style-name="T4">líneas</text:span> del fichero <text:span text:style-name="T4">palabras.txt</text:span> y deja el resultado en un fichero llamado <text:span text:style-name="T4">palabraso.txt.</text:span></text:p>
        </text:list-item>
        <text:list-item>
          <text:p text:style-name="P7"><text:span text:style-name="T4">Borra</text:span> la carpeta <text:span text:style-name="T4">copia</text:span>.</text:p>
        </text:list-item>
        <text:list-item>
          <text:p text:style-name="P7"><text:span text:style-name="T4">Cuenta</text:span> el número de <text:span text:style-name="T4">palabras</text:span> del fichero <text:span text:style-name="T4">palabras.txt</text:span></text:p>
        </text:list-item>
        <text:list-item>
          <text:p text:style-name="P7"><text:span text:style-name="T4">Guarda</text:span> en un fichero el <text:span text:style-name="T4">número de palabras</text:span> que hay en <text:span text:style-name="T4">palabras.txt.</text:span></text:p>
        </text:list-item>
        <text:list-item>
          <text:p text:style-name="P7">Muestra como un <text:span text:style-name="T4">baner</text:span> el <text:span text:style-name="T4">número de palabras</text:span> que hay en <text:span text:style-name="T4">palabras.txt</text:span> usa r<text:span text:style-name="T4">edirección.</text:span></text:p>
        </text:list-item>
        <text:list-item>
          <text:p text:style-name="P8"><text:span text:style-name="T2">Muestra como un </text:span><text:span text:style-name="T7">baner</text:span><text:span text:style-name="T2"> el </text:span><text:span text:style-name="T7">número de palabras</text:span><text:span text:style-name="T2"> que hay en </text:span><text:span text:style-name="T7">palabras.tx</text:span><text:span text:style-name="T2">t usa</text:span><text:span text:style-name="T7"> tuberias.</text:span></text:p>
        </text:list-item>
        <text:list-item>
          <text:p text:style-name="P7">Busca las <text:span text:style-name="T4">líneas</text:span> que tengan <text:span text:style-name="T4">la palabra gato </text:span>en el palabras.txt</text:p>
        </text:list-item>
        <text:list-item>
          <text:p text:style-name="P7">Busca las <text:span text:style-name="T4">líneas</text:span> que <text:span text:style-name="T4">comiencen por gato.</text:span></text:p>
        </text:list-item>
        <text:list-item>
          <text:p text:style-name="P7">Visualiza las <text:span text:style-name="T4">líneas</text:span> que <text:span text:style-name="T4">contienen gato o gata</text:span></text:p>
        </text:list-item>
        <text:list-item>
          <text:p text:style-name="P7">Visualiza las <text:span text:style-name="T4">líneas</text:span> que <text:span text:style-name="T4">solo tienen tres caracteres.</text:span></text:p>
        </text:list-item>
        <text:list-item>
          <text:p text:style-name="P7">Busca la <text:span text:style-name="T4">líneas</text:span> que tienen una <text:span text:style-name="T4">secuencia de una o más letras mayúsculas.</text:span></text:p>
        </text:list-item>
        <text:list-item>
          <text:p text:style-name="P7">Busco las <text:span text:style-name="T4">líneas</text:span> que <text:span text:style-name="T4">comienzan por . </text:span><text:span text:style-name="T8">(punto)</text:span></text:p>
        </text:list-item>
        <text:list-item>
          <text:p text:style-name="P7"><text:soft-page-break/>Busco las que n<text:span text:style-name="T4">o comienzan por .</text:span></text:p>
        </text:list-item>
        <text:list-item>
          <text:p text:style-name="P7">Busco las <text:span text:style-name="T4">líneas</text:span> que <text:span text:style-name="T4">terminan en n</text:span>.</text:p>
        </text:list-item>
        <text:list-item>
          <text:p text:style-name="P7">Visualiza las <text:span text:style-name="T4">líneas</text:span> que <text:span text:style-name="T4">tienen tres o más enes seguidas.</text:span></text:p>
        </text:list-item>
        <text:list-item>
          <text:p text:style-name="P7">Las <text:span text:style-name="T4">líneas</text:span> que tienen las siguiente <text:span text:style-name="T4">secuencia primero</text:span> una <text:span text:style-name="T4">a</text:span> <text:span text:style-name="T4">luego</text:span> l<text:span text:style-name="T4">o que sea</text:span> y <text:span text:style-name="T6">después</text:span> una <text:span text:style-name="T4">o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c7c81" officeooo:paragraph-rsid="000c7c8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jercicios Comandos Linux.<text:tab/><text:tab/>SS.II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5T19:33:47.066794585</meta:creation-date>
    <dc:date>2020-11-15T20:36:27.694877215</dc:date>
    <meta:editing-duration>PT23M46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2" meta:paragraph-count="41" meta:word-count="446" meta:character-count="2427" meta:non-whitespace-character-count="2053"/>
  </office:meta>
</office:document-meta>
</file>